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6">
        <text:h text:style-name="Heading_20_4" text:outline-level="4">Copy and Paste from the Internet</text:h>
        <text:p text:style-name="Text_20_body_20_indent_20_Organon">It should be possible to paste arbitrary content from internet files. Images will be saved to the project. If your internet connection is very slow, Organon/Writer might freeze or even crash, when Organon tries to import images.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2" meta:word-count="43" meta:character-count="261"/>
    <dc:date>2014-07-09T10:48:26.03</dc:date>
    <meta:editing-duration>P0D</meta:editing-duration>
    <meta:editing-cycles>1</meta:editing-cycles>
    <meta:generator>OpenOffice/4.1.0$Win32 OpenOffice.org_project/410m18$Build-9764</meta:generator>
  </office:meta>
</office:document-meta>
</file>